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1c8a9" officeooo:paragraph-rsid="0011c8a9"/>
    </style:style>
    <style:style style:name="P2" style:family="paragraph" style:parent-style-name="Standard">
      <style:text-properties style:font-name="Liberation Sans" officeooo:rsid="00138089" officeooo:paragraph-rsid="00138089"/>
    </style:style>
    <style:style style:name="P3" style:family="paragraph" style:parent-style-name="Standard" style:list-style-name="L1">
      <style:text-properties officeooo:rsid="0011c8a9" officeooo:paragraph-rsid="0011c8a9"/>
    </style:style>
    <style:style style:name="P4" style:family="paragraph" style:parent-style-name="Standard" style:list-style-name="L1">
      <style:text-properties style:font-name="Liberation Sans" officeooo:paragraph-rsid="0011c8a9"/>
    </style:style>
    <style:style style:name="P5" style:family="paragraph" style:parent-style-name="Standard" style:list-style-name="L1">
      <style:text-properties style:font-name="Liberation Sans" officeooo:rsid="0011c8a9" officeooo:paragraph-rsid="0011c8a9"/>
    </style:style>
    <style:style style:name="P6" style:family="paragraph" style:parent-style-name="Standard" style:list-style-name="L1">
      <style:text-properties style:font-name="Liberation Sans" officeooo:rsid="00138089" officeooo:paragraph-rsid="00138089"/>
    </style:style>
    <style:style style:name="P7" style:family="paragraph" style:parent-style-name="Standard" style:list-style-name="L2">
      <style:text-properties style:font-name="Liberation Sans" officeooo:rsid="00138089" officeooo:paragraph-rsid="00138089"/>
    </style:style>
    <style:style style:name="P8" style:family="paragraph" style:parent-style-name="Standard" style:list-style-name="L2">
      <style:text-properties style:font-name="Liberation Sans" officeooo:rsid="00138089" officeooo:paragraph-rsid="001462e0"/>
    </style:style>
    <style:style style:name="P9" style:family="paragraph" style:parent-style-name="Standard" style:list-style-name="L2">
      <style:text-properties style:font-name="Liberation Sans" fo:font-weight="normal" officeooo:rsid="001462e0" officeooo:paragraph-rsid="001462e0" style:font-weight-asian="normal" style:font-weight-complex="normal"/>
    </style:style>
    <style:style style:name="P10" style:family="paragraph" style:parent-style-name="Standard" style:list-style-name="L2">
      <style:text-properties style:font-name="Liberation Sans" fo:font-weight="normal" officeooo:rsid="00138089" officeooo:paragraph-rsid="00138089" style:font-weight-asian="normal" style:font-weight-complex="normal"/>
    </style:style>
    <style:style style:name="P11" style:family="paragraph" style:parent-style-name="Standard">
      <style:text-properties style:font-name="Liberation Sans" fo:font-weight="normal" officeooo:rsid="00138089" officeooo:paragraph-rsid="00138089" style:font-weight-asian="normal" style:font-weight-complex="normal"/>
    </style:style>
    <style:style style:name="T1" style:family="text">
      <style:text-properties officeooo:rsid="0011c8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ea5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8089" style:font-weight-asian="normal" style:font-weight-complex="normal"/>
    </style:style>
    <style:style style:name="T6" style:family="text">
      <style:text-properties fo:font-weight="normal" officeooo:rsid="001462e0" style:font-weight-asian="normal" style:font-weight-complex="normal"/>
    </style:style>
    <style:style style:name="T7" style:family="text">
      <style:text-properties fo:font-weight="normal" officeooo:rsid="0015ea53" style:font-weight-asian="normal" style:font-weight-complex="normal"/>
    </style:style>
    <style:style style:name="T8" style:family="text">
      <style:text-properties fo:font-weight="normal" officeooo:rsid="001854ff" style:font-weight-asian="normal" style:font-weight-complex="normal"/>
    </style:style>
    <style:style style:name="T9" style:family="text">
      <style:text-properties officeooo:rsid="00138089"/>
    </style:style>
    <style:style style:name="T10" style:family="text">
      <style:text-properties style:font-name="Liberation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urpose of Lab 0 is to <text:span text:style-name="T9">set up your coding environment and </text:span>answer some simple questions about yourself.</text:p>
      <text:p text:style-name="P1"/>
      <text:p text:style-name="P1">If you have not installed the <text:span text:style-name="T2">Code:Blocks</text:span> IDE yet please follow these instructions:</text:p>
      <text:list xml:id="list3997993203" text:style-name="L1">
        <text:list-item>
          <text:p text:style-name="P3"><text:span text:style-name="T10">Visit </text:span><text:a xlink:type="simple" xlink:href="http://www.codeblocks.org/downloads/binaries" text:style-name="Internet_20_link" text:visited-style-name="Visited_20_Internet_20_Link"><text:span text:style-name="T10">http://www.codeblocks.org/downloads/binaries</text:span></text:a></text:p>
        </text:list-item>
        <text:list-item>
          <text:p text:style-name="P5">For Windows:</text:p>
          <text:list>
            <text:list-item>
              <text:p text:style-name="P4"><text:span text:style-name="T1">Select the download link for "</text:span>codeblocks-20.03mingw-setup.exe<text:span text:style-name="T1">"</text:span></text:p>
            </text:list-item>
          </text:list>
        </text:list-item>
        <text:list-item>
          <text:p text:style-name="P5">For Mac:</text:p>
          <text:list>
            <text:list-item>
              <text:p text:style-name="P4"><text:span text:style-name="T1">Select the download link for "</text:span>CodeBlocks-13.12-mac.zip<text:span text:style-name="T1">"</text:span></text:p>
            </text:list-item>
          </text:list>
        </text:list-item>
        <text:list-item>
          <text:p text:style-name="P5">Follow the setup instructions. Use gcc as your compiler if asked.</text:p>
        </text:list-item>
        <text:list-item>
          <text:p text:style-name="P6">Code::Blocks is not required if you would rather use a different IDE</text:p>
        </text:list-item>
      </text:list>
      <text:p text:style-name="P1"/>
      <text:p text:style-name="P1">C++ uses the <text:span text:style-name="T2">cout </text:span><text:span text:style-name="T4">statement provided by the </text:span><text:span text:style-name="T2">iostream</text:span><text:span text:style-name="T4"> library to print text to the console. <text:s/>You will use </text:span><text:span text:style-name="T2">cout </text:span><text:span text:style-name="T4">statements </text:span><text:span text:style-name="T5">to answer some basic questions about yourself by following these instructions:</text:span></text:p>
      <text:list xml:id="list3253017931" text:style-name="L2">
        <text:list-item>
          <text:p text:style-name="P7"><text:span text:style-name="T4">Download </text:span><text:span text:style-name="T2">yourLastName_lab0.cpp</text:span><text:span text:style-name="T4"> and open it with your IDE</text:span></text:p>
        </text:list-item>
        <text:list-item>
          <text:p text:style-name="P7"><text:span text:style-name="T4">Use </text:span><text:span text:style-name="T2">File→Save File As… </text:span><text:span text:style-name="T4">to rename the file with your actual last name.</text:span></text:p>
        </text:list-item>
        <text:list-item>
          <text:p text:style-name="P9">Fill in your name and the correct date in the authorship comments on the first two lines.</text:p>
        </text:list-item>
        <text:list-item>
          <text:p text:style-name="P7"><text:span text:style-name="T4">You will see 5 </text:span><text:span text:style-name="T2">cout</text:span><text:span text:style-name="T4"> statements. Replace the text in the quotation marks with your answers to these five questions:</text:span></text:p>
          <text:list>
            <text:list-item>
              <text:p text:style-name="P10">What is your major?</text:p>
            </text:list-item>
            <text:list-item>
              <text:p text:style-name="P10">Do you have any programming experience?</text:p>
            </text:list-item>
            <text:list-item>
              <text:p text:style-name="P10">Have you taken online-only classes before?</text:p>
            </text:list-item>
            <text:list-item>
              <text:p text:style-name="P8"><text:span text:style-name="T4">What area of Computer Science interest</text:span><text:span text:style-name="T6">s</text:span><text:span text:style-name="T4"> you the most?</text:span></text:p>
            </text:list-item>
            <text:list-item>
              <text:p text:style-name="P8"><text:span text:style-name="T7">What job do you picture yourself working after graduation?</text:span><text:span text:style-name="T4"> </text:span></text:p>
            </text:list-item>
          </text:list>
        </text:list-item>
        <text:list-item>
          <text:p text:style-name="P10">Do not make any changes to the program other than the text in the quotation marks. The quantitation marks must remain.</text:p>
        </text:list-item>
        <text:list-item>
          <text:p text:style-name="P10">Press the Build and Run (gear and play sign) button to run your code.</text:p>
        </text:list-item>
        <text:list-item>
          <text:p text:style-name="P7"><text:span text:style-name="T4">Correct any errors in your code. Save all of your changes. Your can check the rubric to make sure your code </text:span><text:span text:style-name="T6">is correct.</text:span></text:p>
        </text:list-item>
      </text:list>
      <text:p text:style-name="P11"/>
      <text:p text:style-name="P2"><text:span text:style-name="T4">Attach </text:span><text:span text:style-name="T3">yourLastName_lab0.cpp </text:span><text:span text:style-name="T7">(renamed to your actual name) as you</text:span><text:span text:style-name="T8">r</text:span><text:span text:style-name="T7"> submission for Lab 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6:10:05.513054886</meta:creation-date>
    <meta:generator>LibreOffice/6.4.5.2$Linux_X86_64 LibreOffice_project/40$Build-2</meta:generator>
    <dc:date>2020-08-31T09:34:06.684208990</dc:date>
    <meta:editing-duration>PT14M2S</meta:editing-duration>
    <meta:editing-cycles>3</meta:editing-cycles>
    <meta:document-statistic meta:table-count="0" meta:image-count="0" meta:object-count="0" meta:page-count="1" meta:paragraph-count="23" meta:word-count="287" meta:character-count="1661" meta:non-whitespace-character-count="1414"/>
  </office:meta>
</office:document-meta>
</file>